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text-properties fo:language="nl" fo:country="NL" fo:font-weight="normal" style:font-weight-asian="normal" style:font-weight-complex="normal"/>
    </style:style>
    <style:style style:name="P17" style:family="paragraph" style:parent-style-name="Standard" style:list-style-name="L2">
      <style:text-properties fo:language="nl" fo:country="NL"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style:text-underline-style="none" fo:font-weight="normal" style:font-weight-asian="normal" style:font-weight-complex="normal"/>
    </style:style>
    <style:style style:name="P20" style:family="paragraph" style:parent-style-name="Standard" style:list-style-name="L5">
      <style:text-properties style:text-underline-style="none" fo:font-weight="normal" style:font-weight-asian="normal" style:font-weight-complex="normal"/>
    </style:style>
    <style:style style:name="P21" style:family="paragraph" style:parent-style-name="Standard" style:list-style-name="L6">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8">
      <style:text-properties style:text-underline-style="none" fo:font-weight="normal" style:font-weight-asian="normal" style:font-weight-complex="normal"/>
    </style:style>
    <style:style style:name="P24" style:family="paragraph" style:parent-style-name="Standard" style:list-style-name="L9">
      <style:text-properties style:text-underline-style="none" fo:font-weight="normal" style:font-weight-asian="normal" style:font-weight-complex="normal"/>
    </style:style>
    <style:style style:name="P25"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3">tring </text:span><text:span text:style-name="T4">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User accounts</text:p>
      <text:p text:style-name="P7">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text:soft-page-break/>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3">service. </text:span>A service is an application 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3">BroadcastReceiver</text:span> that listens for <text:span text:style-name="T3">BOOT_COMPLETE</text:span>. Due to android being able to stop the application if it lacks memory we will have the <text:span text:style-name="T3">onStartCommand</text:span> return <text:span text:style-name="T3">START_STICKY </text:span>and our onCreate will call startService on itself, the application will restart as soon as enough memory is available.</text:p>
      <text:p text:style-name="P3"/>
      <text:p text:style-name="P2">Stappenplan:</text:p>
      <text:list xml:id="list1332720430" text:style-name="L1">
        <text:list-item>
          <text:p text:style-name="P16">Server maken</text:p>
        </text:list-item>
        <text:list-item>
          <text:p text:style-name="P16">Connectie van android naar server (via wifi)</text:p>
        </text:list-item>
        <text:list-item>
          <text:p text:style-name="P16">Connectie van server naar android (via wifi)</text:p>
        </text:list-item>
        <text:list-item>
          <text:p text:style-name="P16">Connectie van android naar andoird (via bluetooth)</text:p>
        </text:list-item>
        <text:list-item>
          <text:p text:style-name="P16">Data verzending van android naar server</text:p>
        </text:list-item>
        <text:list-item>
          <text:p text:style-name="P16">Data verzending van server naar android</text:p>
        </text:list-item>
        <text:list-item>
          <text:p text:style-name="P16">Data verzending van android naar android</text:p>
        </text:list-item>
        <text:list-item>
          <text:p text:style-name="P16">App maken die locatie (via wifi) kan opslaan (google api voor locatie)</text:p>
        </text:list-item>
        <text:list-item>
          <text:p text:style-name="P16">Meta data verzameling (google api voor locatie)</text:p>
        </text:list-item>
        <text:list-item>
          <text:p text:style-name="P16">Database voor meta data</text:p>
        </text:list-item>
        <text:list-item>
          <text:p text:style-name="P16">Meta data vergelijking voor match (algoritme)</text:p>
        </text:list-item>
        <text:list-item>
          <text:p text:style-name="P16">Planning van ontmoeting op basis van gegevens (voorspelling van locatie en tijd)</text:p>
        </text:list-item>
        <text:list-item>
          <text:p text:style-name="P16">GUI voor android</text:p>
        </text:list-item>
      </text:list>
      <text:p text:style-name="P3"/>
      <text:p text:style-name="P2">Extra features:</text:p>
      <text:list xml:id="list741085540" text:style-name="L2">
        <text:list-item>
          <text:p text:style-name="P17">Mensen die vaak bij elkaar in de buurt zijn kunnen data, van de server, voor elkaar meenemen en overdragen.</text:p>
        </text:list-item>
        <text:list-item>
          <text:p text:style-name="P17">Data verzending secure maken.</text:p>
        </text:list-item>
        <text:list-item>
          <text:p text:style-name="P17">User opties voor soort match (vriendschappelijk, blind-date, etc.).</text:p>
        </text:list-item>
        <text:list-item>
          <text:p text:style-name="P17">Bij ontmoeting, afstands meting tussen de twee mensen, hierdoor wordt bepaald of de ontmoeting werkelijk heeft plaats gevonden.</text:p>
        </text:list-item>
        <text:list-item>
          <text:p text:style-name="P17">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text:soft-page-break/>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5">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5">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5">21 Juni</text:p>
          </table:table-cell>
          <table:table-cell table:style-name="Table1.A2" office:value-type="string">
            <text:p text:style-name="Table_20_Contents">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5">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1728593826" text:style-name="L3">
        <text:list-item>
          <text:p text:style-name="P18">Benchmark bedenken</text:p>
        </text:list-item>
      </text:list>
      <text:p text:style-name="P13"/>
      <text:p text:style-name="P10">Dagelijke notulen:</text:p>
      <text:p text:style-name="P14">Maandag 10-Juni:</text:p>
      <text:list xml:id="list454675803" text:style-name="L4">
        <text:list-item>
          <text:p text:style-name="P19">Bespreking project → wat gaan we doen?</text:p>
        </text:list-item>
        <text:list-item>
          <text:p text:style-name="P19">Conclusie: Stay Connected, Diederik verwantwoordelijk voor git</text:p>
        </text:list-item>
        <text:list-item>
          <text:p text:style-name="P19">Taakverdeling (zie Planning hierboven)</text:p>
        </text:list-item>
        <text:list-item>
          <text:p text:style-name="P19">Eind van de dag → wie heeft wat afgekregen?</text:p>
        </text:list-item>
        <text:list-item>
          <text:p text:style-name="P19">Conclusie: Iets meer tijd nodig voor alles, verslag voor groot deel opgesteld</text:p>
        </text:list-item>
      </text:list>
      <text:p text:style-name="P14">Dinsdag 11-Juni:</text:p>
      <text:list xml:id="list648046801" text:style-name="L5">
        <text:list-item>
          <text:p text:style-name="P20">Hidde is ziek</text:p>
        </text:list-item>
        <text:list-item>
          <text:p text:style-name="P20">Wat gaan we doen vandaag?</text:p>
        </text:list-item>
        <text:list-item>
          <text:p text:style-name="P20">Conclusie: Verder volgens planning</text:p>
        </text:list-item>
        <text:list-item>
          <text:p text:style-name="P20">Hidde werkt wanneer die kan, haalt in het weekend in wanneer beter</text:p>
        </text:list-item>
        <text:list-item>
          <text:p text:style-name="P20">Eind van de dag → wie heeft wat afgekregen?</text:p>
        </text:list-item>
        <text:list-item>
          <text:p text:style-name="P20">Conclusie: Location gevonden, morgen verder met database</text:p>
        </text:list-item>
      </text:list>
      <text:p text:style-name="P14">Woensdag 12-Juni:</text:p>
      <text:list xml:id="list806937057" text:style-name="L6">
        <text:list-item>
          <text:p text:style-name="P21">Hidde is ziek</text:p>
        </text:list-item>
        <text:list-item>
          <text:p text:style-name="P21">Wat gaan we doen vandaag?</text:p>
        </text:list-item>
        <text:list-item>
          <text:p text:style-name="P21">Conclusie: Verder met taken</text:p>
        </text:list-item>
        <text:list-item>
          <text:p text:style-name="P21"><text:soft-page-break/>Eind van de dag → wie heeft wat afgekregen?</text:p>
        </text:list-item>
        <text:list-item>
          <text:p text:style-name="P21">Conclusie: Bluetooth is stuk lastiger dan gedacht, database opslaan gelukt, maar morgen maken met Service zodat die concurrent kan, brief naar Technology Transfer Office gestuurd</text:p>
        </text:list-item>
      </text:list>
      <text:p text:style-name="P14">Vrijdag 14-Juni:</text:p>
      <text:list xml:id="list1867833154" text:style-name="L7">
        <text:list-item>
          <text:p text:style-name="P22">Hidde is nog steeds ziek</text:p>
        </text:list-item>
        <text:list-item>
          <text:p text:style-name="P22">Wat gaan we doen vandaag?</text:p>
        </text:list-item>
        <text:list-item>
          <text:p text:style-name="P22">Conclusie: Bluetooth afmaken, duurt nog wel even, anders in het weekend afmaken. Database schrijven en ophalen concurrent maken d.m.v. Services</text:p>
        </text:list-item>
        <text:list-item>
          <text:p text:style-name="P22">Eind van de dag → wie heeft wat afgekregen?</text:p>
        </text:list-item>
        <text:list-item>
          <text:p text:style-name="P22">Conclusie: Verslag geschreven en concurrency van database schrijven en lezen afgemaakt. Bluetooth is nog steeds lastig, maar voortgang, dit weekend afmaken.</text:p>
        </text:list-item>
      </text:list>
      <text:p text:style-name="P14">Maandag 17-Juni:</text:p>
      <text:list xml:id="list520074323" text:style-name="L8">
        <text:list-item>
          <text:p text:style-name="P23">Hidde weer beter!</text:p>
        </text:list-item>
        <text:list-item>
          <text:p text:style-name="P23">Wat gaan we doen vandaag?</text:p>
        </text:list-item>
        <text:list-item>
          <text:p text:style-name="P23">Conclusie: Hidde gaat hard aan het werk met de server-android connectie, Diederik gaat werken aan data verzending (Wat? Hoe?), Freddy gaat weer verder met bluetooth want dat was nog niet gelukt.</text:p>
        </text:list-item>
        <text:list-item>
          <text:p text:style-name="P23">Eind van de dag → wie heeft wat afgekregen?</text:p>
        </text:list-item>
        <text:list-item>
          <text:p text:style-name="P23">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14">Dinsdag 18-Juni:</text:p>
      <text:list xml:id="list2141935877" text:style-name="L9">
        <text:list-item>
          <text:p text:style-name="P24">Wat gaan we doen vandaag?</text:p>
        </text:list-item>
        <text:list-item>
          <text:p text:style-name="P24">Conclusie: Hidde gaat verder met de server, Freddy gaat verder met bluetooth en Diederik gaat een sendActivity maken en een AccountManager inschakelen zodat de user herkend kan worden.</text:p>
        </text:list-item>
        <text:list-item>
          <text:p text:style-name="P24">Eind van de dag → wie heeft wat afgekregen?</text:p>
        </text:list-item>
        <text:list-item>
          <text:p text:style-name="P24">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Uiteindelijk in de avond afgekregen AccountManager in gebruik genomen voor het herkennen van gebruikers.</text:p>
        </text:list-item>
      </text:list>
      <text:p text:style-name="P14">Woensdag 19-Juni:</text:p>
      <text:list xml:id="list1206672467" text:continue-numbering="true" text:style-name="L9">
        <text:list-item>
          <text:p text:style-name="P24">Wat gaan we doen vandaag?</text:p>
        </text:list-item>
        <text:list-item>
          <text:p text:style-name="P24">Conclusie: Hidde en Diederik: Server-android connectie app mergen met de hoofdapp. Daarna kijken naar visualisatie van de locatiegegevens. Freddy gaat verder met Bluetooth verbinding.</text:p>
        </text:list-item>
        <text:list-item>
          <text:p text:style-name="P24">Eind van de dag → wie heeft wat afgekregen?</text:p>
        </text:list-item>
        <text:list-item>
          <text:p text:style-name="P24">Conclusie: De server-android werkt nu in de hoofdapp, visualisatie van de locatiegegevens kan met Google fusion tables API, Bluetooth verbinding is nog steeds niet werkend.</text:p>
        </text:list-item>
      </text:list>
      <text:p text:style-name="P14">Vrijdag 21-Juni:</text:p>
      <text:list xml:id="list255644030" text:continue-numbering="true" text:style-name="L9">
        <text:list-item>
          <text:p text:style-name="P24">Wat gaan we doen vandaag?</text:p>
        </text:list-item>
        <text:list-item>
          <text:p text:style-name="P24">Conclusie: </text:p>
        </text:list-item>
        <text:list-item>
          <text:p text:style-name="P24">Eind van de dag → wie heeft wat afgekregen?</text:p>
        </text:list-item>
        <text:list-item>
          <text:p text:style-name="P24">Conclusie: De server-android werkt nu in de hoofdapp, visualisatie van de locatiegegevens kan met Google fusion tables API, Bluetooth verbinding is nog steeds niet werkend.</text:p>
        </text:list-item>
      </text:list>
      <text:p text:style-name="P14">Maandag 24-Juni:</text:p>
      <text:list xml:id="list208273914" text:continue-numbering="true" text:style-name="L9">
        <text:list-item>
          <text:p text:style-name="P24">Wat gaan we doen vandaag?</text:p>
        </text:list-item>
        <text:list-item>
          <text:p text:style-name="P24">Conclusie: </text:p>
        </text:list-item>
        <text:list-item>
          <text:p text:style-name="P24"><text:soft-page-break/>Eind van de dag → wie heeft wat afgekregen?</text:p>
        </text:list-item>
        <text:list-item>
          <text:p text:style-name="P24">Conclusie: De server-android werkt nu in de hoofdapp, visualisatie van de locatiegegevens kan met Google fusion tables API, Bluetooth verbinding is nog steeds niet werkend.</text:p>
        </text:list-item>
      </text:list>
      <text:p text:style-name="P14"><text:span text:style-name="T2"/></text:p>
      <text:p text:style-name="P14">Dinsdag 25-Juni:</text:p>
      <text:list xml:id="list349071111" text:continue-numbering="true" text:style-name="L9">
        <text:list-item>
          <text:p text:style-name="P24">Wat gaan we doen vandaag?</text:p>
        </text:list-item>
        <text:list-item>
          <text:p text:style-name="P24">Conclusie: </text:p>
        </text:list-item>
        <text:list-item>
          <text:p text:style-name="P24">Eind van de dag → wie heeft wat afgekregen?</text:p>
        </text:list-item>
        <text:list-item>
          <text:p text:style-name="P24">Conclusie: De server-android werkt nu in de hoofdapp, visualisatie van de locatiegegevens kan met Google fusion tables API, Bluetooth verbinding is nog steeds niet werkend.</text:p>
        </text:list-item>
      </text:list>
      <text:p text:style-name="P14">Woensdag 26-Juni:</text:p>
      <text:list xml:id="list784943075" text:continue-numbering="true" text:style-name="L9">
        <text:list-item>
          <text:p text:style-name="P24">Wat gaan we doen vandaag?</text:p>
        </text:list-item>
        <text:list-item>
          <text:p text:style-name="P24">Conclusie: Freddy gaat verder met de Bluetooth verbinding, Diederik met het vergelijken en Hidde met de poster beginnen met de GUI van de gebruikersapp.</text:p>
        </text:list-item>
        <text:list-item>
          <text:p text:style-name="P24">Eind van de dag → wie heeft wat afgekregen?</text:p>
        </text:list-item>
        <text:list-item>
          <text:p text:style-name="P24">Conclusie: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26T11:30:53</dc:date>
    <meta:editing-duration>PT9H41M42S</meta:editing-duration>
    <meta:editing-cycles>184</meta:editing-cycles>
    <meta:generator>LibreOffice/3.4$Unix LibreOffice_project/340m1$Build-402</meta:generator>
    <meta:print-date>2013-06-10T11:57:49</meta:print-date>
    <dc:creator>Manor Chur</dc:creator>
    <meta:document-statistic meta:table-count="1" meta:image-count="0" meta:object-count="0" meta:page-count="7" meta:paragraph-count="176" meta:word-count="2711" meta:character-count="16837" meta:non-whitespace-character-count="14367"/>
  </office:meta>
</office:document-meta>
</file>